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07F0000007F42E5C7A15A0FA44D.png" manifest:media-type="image/png"/>
  <manifest:file-entry manifest:full-path="Pictures/100002010000007F0000007F00F9BDACB63F9F66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4.447cm" svg:height="3.424cm" svg:x="12.938cm" svg:y="2.529cm">
          <draw:image xlink:href="../../../../../../Applications/LibreOffice.app/Contents/Resources/../Resources/gallery/finance/Safe-Full.png" xlink:type="simple" xlink:show="embed" xlink:actuate="onLoad">
            <text:p/>
          </draw:image>
        </draw:frame>
        <draw:frame draw:style-name="gr1" draw:text-style-name="P1" xml:id="id2" draw:id="id2" draw:layer="layout" svg:width="4.053cm" svg:height="5.3cm" svg:x="3.043cm" svg:y="8.146cm">
          <draw:image xlink:href="../../../../../../Applications/LibreOffice.app/Contents/Resources/../Resources/gallery/people/BusinessPerson-Female1.png" xlink:type="simple" xlink:show="embed" xlink:actuate="onLoad">
            <text:p/>
          </draw:image>
        </draw:frame>
        <draw:frame draw:style-name="gr1" draw:text-style-name="P1" xml:id="id3" draw:id="id3" draw:layer="layout" svg:width="5.473cm" svg:height="3.789cm" svg:x="18.514cm" svg:y="13.065cm">
          <draw:image xlink:href="../../../../../../Applications/LibreOffice.app/Contents/Resources/../Resources/gallery/computers/Computer-Laptop-Black.png" xlink:type="simple" xlink:show="embed" xlink:actuate="onLoad">
            <text:p/>
          </draw:image>
        </draw:frame>
        <draw:connector draw:style-name="gr2" draw:text-style-name="P2" draw:layer="layout" draw:type="curve" svg:x1="15.161cm" svg:y1="5.953cm" svg:x2="7.096cm" svg:y2="10.796cm" draw:start-shape="id1" draw:start-glue-point="2" draw:end-shape="id2" draw:end-glue-point="1" svg:d="M15161 5953c0 3229-2688 4843-8065 4843" svg:viewBox="0 0 8066 4844">
          <text:p/>
        </draw:connector>
        <draw:connector draw:style-name="gr2" draw:text-style-name="P2" draw:layer="layout" draw:type="curve" svg:x1="5.069cm" svg:y1="8.146cm" svg:x2="12.938cm" svg:y2="4.241cm" draw:start-shape="id2" draw:start-glue-point="0" draw:end-shape="id1" draw:end-glue-point="3" svg:d="M5069 8146c0-2604 2623-3905 7869-3905" svg:viewBox="0 0 7870 3906">
          <text:p/>
        </draw:connector>
        <draw:connector draw:style-name="gr2" draw:text-style-name="P2" draw:layer="layout" draw:type="curve" svg:x1="7.096cm" svg:y1="10.796cm" svg:x2="18.514cm" svg:y2="14.959cm" draw:start-shape="id2" draw:start-glue-point="1" draw:end-shape="id3" svg:d="M7096 10796c8563 0 2855 4163 11418 4163" svg:viewBox="0 0 11419 4164">
          <text:p/>
        </draw:connector>
        <draw:connector draw:style-name="gr2" draw:text-style-name="P2" draw:layer="layout" draw:type="curve" svg:x1="21.25cm" svg:y1="13.065cm" svg:x2="17.385cm" svg:y2="4.241cm" draw:start-shape="id3" draw:start-glue-point="0" draw:end-shape="id1" draw:end-glue-point="1" svg:d="M21250 13065c0-5883-1288-8824-3865-8824" svg:viewBox="0 0 3866 8825">
          <text:p/>
        </draw:connector>
        <draw:connector draw:style-name="gr2" draw:text-style-name="P2" draw:layer="layout" draw:type="curve" svg:x1="15.161cm" svg:y1="5.953cm" svg:x2="21.25cm" svg:y2="13.065cm" draw:start-shape="id1" draw:start-glue-point="2" draw:end-shape="id3" draw:end-glue-point="0" svg:d="M15161 5953c0 5334 6089 1778 6089 7112" svg:viewBox="0 0 6090 7113">
          <text:p/>
        </draw:connector>
        <draw:frame draw:style-name="gr1" draw:text-style-name="P1" draw:layer="layout" svg:width="2.123cm" svg:height="2.794cm" svg:x="19.324cm" svg:y="5.699cm">
          <draw:image xlink:href="../../../../../../Applications/LibreOffice.app/Contents/Resources/../Resources/gallery/finance/Contract.png" xlink:type="simple" xlink:show="embed" xlink:actuate="onLoad">
            <text:p/>
          </draw:image>
        </draw:frame>
        <draw:frame draw:style-name="gr1" draw:text-style-name="P1" draw:layer="layout" svg:width="2.849cm" svg:height="2.849cm" svg:x="17.582cm" svg:y="8.819cm">
          <draw:image xlink:href="../../../../../../Applications/LibreOffice.app/Contents/Resources/../Resources/gallery/symbols/Flag02-Green.svg" xlink:type="simple" xlink:show="embed" xlink:actuate="onLoad">
            <text:p/>
          </draw:image>
          <draw:image xlink:href="Pictures/100002010000007F0000007F00F9BDACB63F9F66.png" xlink:type="simple" xlink:show="embed" xlink:actuate="onLoad"/>
        </draw:frame>
        <draw:frame draw:style-name="gr1" draw:text-style-name="P1" draw:layer="layout" svg:width="1.96cm" svg:height="1.96cm" svg:x="2.342cm" svg:y="11.486cm">
          <draw:image xlink:href="../../../../../../Applications/LibreOffice.app/Contents/Resources/../Resources/gallery/symbols/Key02.svg" xlink:type="simple" xlink:show="embed" xlink:actuate="onLoad">
            <text:p/>
          </draw:image>
          <draw:image xlink:href="Pictures/100002010000007F0000007F42E5C7A15A0FA44D.png" xlink:type="simple" xlink:show="embed" xlink:actuate="onLoad"/>
        </draw:frame>
        <draw:frame draw:style-name="gr1" draw:text-style-name="P1" draw:layer="layout" svg:width="2.123cm" svg:height="2.794cm" svg:x="13.827cm" svg:y="13.192cm">
          <draw:image xlink:href="../../../../../../Applications/LibreOffice.app/Contents/Resources/../Resources/gallery/finance/Contract.png" xlink:type="simple" xlink:show="embed" xlink:actuate="onLoad">
            <text:p/>
          </draw:image>
        </draw:frame>
        <draw:frame draw:style-name="gr1" draw:text-style-name="P1" draw:layer="layout" svg:width="2.886cm" svg:height="1.979cm" svg:x="11.414cm" svg:y="12.049cm">
          <draw:image xlink:href="../../../../../../Applications/LibreOffice.app/Contents/Resources/../Resources/gallery/finance/Check.png" xlink:type="simple" xlink:show="embed" xlink:actuate="onLoad">
            <text:p/>
          </draw:image>
        </draw:frame>
        <draw:frame draw:style-name="gr1" draw:text-style-name="P1" draw:layer="layout" svg:width="2.123cm" svg:height="2.794cm" svg:x="12.72cm" svg:y="7.858cm">
          <draw:image xlink:href="../../../../../../Applications/LibreOffice.app/Contents/Resources/../Resources/gallery/finance/Contract.png" xlink:type="simple" xlink:show="embed" xlink:actuate="onLoad">
            <text:p/>
          </draw:image>
        </draw:frame>
        <draw:frame draw:style-name="gr1" draw:text-style-name="P1" draw:layer="layout" svg:width="3.051cm" svg:height="2.286cm" svg:x="6.588cm" svg:y="3.667cm">
          <draw:image xlink:href="../../../../../../Applications/LibreOffice.app/Contents/Resources/../Resources/gallery/finance/GoldBar-Stack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30T17:51:36.381599000</meta:creation-date>
    <dc:date>2016-05-30T18:30:51.690040000</dc:date>
    <meta:editing-duration>PT8M54S</meta:editing-duration>
    <meta:editing-cycles>1</meta:editing-cycles>
    <meta:document-statistic meta:object-count="15"/>
    <meta:generator>LibreOffice/5.0.6.3$MacOSX_X86_64 LibreOffice_project/490fc03b25318460cfc54456516ea2519c11d1aa</meta:generator>
  </office:meta>
</office:document-meta>
</file>